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130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3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6"/>
        <table:table-row table:style-name="ro1">
          <table:table-cell table:style-name="ce1" office:value-type="string" calcext:value-type="string">
            <text:p>URAE</text:p>
          </table:table-cell>
          <table:table-cell table:style-name="ce1" office:value-type="string" calcext:value-type="string">
            <text:p>Municipio</text:p>
          </table:table-cell>
          <table:table-cell table:style-name="ce1" office:value-type="string" calcext:value-type="string">
            <text:p>Data Adesão</text:p>
          </table:table-cell>
          <table:table-cell table:style-name="ce6" office:value-type="string" calcext:value-type="string">
            <text:p>Populacao <text:s/>Estimada</text:p>
          </table:table-cell>
          <table:table-cell office:value-type="string" calcext:value-type="string">
            <text:p>UGRHI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Águas de Lindóia</text:p>
          </table:table-cell>
          <table:table-cell office:value-type="date" office:date-value="2024-09-19T06:15:40.49" calcext:value-type="date">
            <text:p>09/19/24 06:15:40</text:p>
          </table:table-cell>
          <table:table-cell office:value-type="float" office:value="17930" calcext:value-type="float">
            <text:p>17.930</text:p>
          </table:table-cell>
          <table:table-cell office:value-type="string" calcext:value-type="string">
            <text:p>09 - Mogi-Guaçu</text:p>
          </table:table-cell>
        </table:table-row>
        <table:table-row table:style-name="ro2">
          <table:table-cell office:value-type="string" calcext:value-type="string">
            <text:p>URAE 4 - NORTE</text:p>
          </table:table-cell>
          <table:table-cell office:value-type="string" calcext:value-type="string">
            <text:p>Altinópolis</text:p>
          </table:table-cell>
          <table:table-cell office:value-type="date" office:date-value="2024-09-19T06:15:40.49" calcext:value-type="date">
            <text:p>09/19/24 06:15:40</text:p>
          </table:table-cell>
          <table:table-cell office:value-type="float" office:value="16818" calcext:value-type="float">
            <text:p>16.818</text:p>
          </table:table-cell>
          <table:table-cell office:value-type="string" calcext:value-type="string">
            <text:p>04 - Pardo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Álvares Florence</text:p>
          </table:table-cell>
          <table:table-cell office:value-type="date" office:date-value="2024-09-19T06:15:40.49" calcext:value-type="date">
            <text:p>09/19/24 06:15:40</text:p>
          </table:table-cell>
          <table:table-cell office:value-type="float" office:value="3915" calcext:value-type="float">
            <text:p>3.915</text:p>
          </table:table-cell>
          <table:table-cell office:value-type="string" calcext:value-type="string">
            <text:p>15 - Turvo/Grande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table:style-name="ce3" office:value-type="string" calcext:value-type="string">
            <text:p>Américo Brasiliense</text:p>
          </table:table-cell>
          <table:table-cell office:value-type="date" office:date-value="2023-10-09T13:44:25.34" calcext:value-type="date">
            <text:p>10/09/23 13:44:25</text:p>
          </table:table-cell>
          <table:table-cell office:value-type="float" office:value="33019" calcext:value-type="float">
            <text:p>33.019</text:p>
          </table:table-cell>
          <table:table-cell office:value-type="string" calcext:value-type="string">
            <text:p>09 - Mogi-Guaçu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Américo de Campos</text:p>
          </table:table-cell>
          <table:table-cell office:value-type="date" office:date-value="2023-08-15T13:53:00.69" calcext:value-type="date">
            <text:p>08/15/23 13:53:00</text:p>
          </table:table-cell>
          <table:table-cell office:value-type="float" office:value="5870" calcext:value-type="float">
            <text:p>5.870</text:p>
          </table:table-cell>
          <table:table-cell office:value-type="string" calcext:value-type="string">
            <text:p>15 - Turvo/Grande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Analândia</text:p>
          </table:table-cell>
          <table:table-cell office:value-type="date" office:date-value="2023-07-18T21:48:58.68" calcext:value-type="date">
            <text:p>07/18/23 21:48:58</text:p>
          </table:table-cell>
          <table:table-cell office:value-type="float" office:value="4589" calcext:value-type="float">
            <text:p>4.589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table:style-name="ce3" office:value-type="string" calcext:value-type="string">
            <text:p>Araçoiaba da Serra</text:p>
          </table:table-cell>
          <table:table-cell office:value-type="date" office:date-value="2023-10-02T14:07:51.7" calcext:value-type="date">
            <text:p>10/02/23 14:07:51</text:p>
          </table:table-cell>
          <table:table-cell office:value-type="float" office:value="32443" calcext:value-type="float">
            <text:p>32.443</text:p>
          </table:table-cell>
          <table:table-cell office:value-type="string" calcext:value-type="string">
            <text:p>10 - Tietê/Sorocaba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Aramina</text:p>
          </table:table-cell>
          <table:table-cell office:value-type="date" office:date-value="2023-07-19T09:19:32.3" calcext:value-type="date">
            <text:p>07/19/23 09:19:32</text:p>
          </table:table-cell>
          <table:table-cell office:value-type="float" office:value="5420" calcext:value-type="float">
            <text:p>5.420</text:p>
          </table:table-cell>
          <table:table-cell office:value-type="string" calcext:value-type="string">
            <text:p>08 - Sapucaí/Grande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Araras</text:p>
          </table:table-cell>
          <table:table-cell office:value-type="date" office:date-value="2023-07-20T11:29:54.09" calcext:value-type="date">
            <text:p>07/20/23 11:29:54</text:p>
          </table:table-cell>
          <table:table-cell office:value-type="float" office:value="130866" calcext:value-type="float">
            <text:p>130.866</text:p>
          </table:table-cell>
          <table:table-cell office:value-type="string" calcext:value-type="string">
            <text:p>09 - Mogi-Guaçu</text:p>
          </table:table-cell>
        </table:table-row>
        <table:table-row table:style-name="ro1">
          <table:table-cell office:value-type="string" calcext:value-type="string">
            <text:p>URAE 3 - LESTE</text:p>
          </table:table-cell>
          <table:table-cell office:value-type="string" calcext:value-type="string">
            <text:p>Areias</text:p>
          </table:table-cell>
          <table:table-cell office:value-type="date" office:date-value="2023-07-25T14:11:14.7" calcext:value-type="date">
            <text:p>07/25/23 14:11:14</text:p>
          </table:table-cell>
          <table:table-cell office:value-type="float" office:value="3577" calcext:value-type="float">
            <text:p>3.577</text:p>
          </table:table-cell>
          <table:table-cell office:value-type="string" calcext:value-type="string">
            <text:p>02 - Paraíba do Sul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Ariranha</text:p>
          </table:table-cell>
          <table:table-cell office:value-type="date" office:date-value="2023-09-25T14:58:57.37" calcext:value-type="date">
            <text:p>09/25/23 14:58:57</text:p>
          </table:table-cell>
          <table:table-cell office:value-type="float" office:value="7602" calcext:value-type="float">
            <text:p>7.602</text:p>
          </table:table-cell>
          <table:table-cell office:value-type="string" calcext:value-type="string">
            <text:p>15 - Turvo/Grande</text:p>
          </table:table-cell>
        </table:table-row>
        <table:table-row table:style-name="ro4">
          <table:table-cell office:value-type="string" calcext:value-type="string">
            <text:p>URAE 3 - LESTE</text:p>
          </table:table-cell>
          <table:table-cell office:value-type="string" calcext:value-type="string">
            <text:p>Atibaia</text:p>
          </table:table-cell>
          <table:table-cell office:value-type="date" office:date-value="2024-09-18T16:46:19.12" calcext:value-type="date">
            <text:p>09/18/24 16:46:19</text:p>
          </table:table-cell>
          <table:table-cell office:value-type="float" office:value="158647" calcext:value-type="float">
            <text:p>158.647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Bálsamo</text:p>
          </table:table-cell>
          <table:table-cell office:value-type="date" office:date-value="2023-07-26T11:53:08.47" calcext:value-type="date">
            <text:p>07/26/23 11:53:08</text:p>
          </table:table-cell>
          <table:table-cell office:value-type="float" office:value="9596" calcext:value-type="float">
            <text:p>9.596</text:p>
          </table:table-cell>
          <table:table-cell office:value-type="string" calcext:value-type="string">
            <text:p>15 - Turvo/Grande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Barbosa</text:p>
          </table:table-cell>
          <table:table-cell office:value-type="date" office:date-value="2023-07-24T09:41:39.27" calcext:value-type="date">
            <text:p>07/24/23 09:41:39</text:p>
          </table:table-cell>
          <table:table-cell office:value-type="float" office:value="5640" calcext:value-type="float">
            <text:p>5.640</text:p>
          </table:table-cell>
          <table:table-cell office:value-type="string" calcext:value-type="string">
            <text:p>19 - Baixo Tietê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Barra Bonita</text:p>
          </table:table-cell>
          <table:table-cell office:value-type="date" office:date-value="2024-01-11T23:15:46.49" calcext:value-type="date">
            <text:p>01/11/24 23:15:46</text:p>
          </table:table-cell>
          <table:table-cell office:value-type="float" office:value="34346" calcext:value-type="float">
            <text:p>34.346</text:p>
          </table:table-cell>
          <table:table-cell office:value-type="string" calcext:value-type="string">
            <text:p>13 - Tietê/Jacaré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Barretos</text:p>
          </table:table-cell>
          <table:table-cell office:value-type="date" office:date-value="2024-08-21T14:03:27.21" calcext:value-type="date">
            <text:p>08/21/24 14:03:27</text:p>
          </table:table-cell>
          <table:table-cell office:value-type="float" office:value="122485" calcext:value-type="float">
            <text:p>122.485</text:p>
          </table:table-cell>
          <table:table-cell office:value-type="string" calcext:value-type="string">
            <text:p>12 - Baixo Pardo/Grande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Barrinha</text:p>
          </table:table-cell>
          <table:table-cell office:value-type="date" office:date-value="2023-08-29T15:41:40.42" calcext:value-type="date">
            <text:p>08/29/23 15:41:40</text:p>
          </table:table-cell>
          <table:table-cell office:value-type="float" office:value="32092" calcext:value-type="float">
            <text:p>32.092</text:p>
          </table:table-cell>
          <table:table-cell office:value-type="string" calcext:value-type="string">
            <text:p>09 - Mogi-Guaçu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Bauru</text:p>
          </table:table-cell>
          <table:table-cell office:value-type="date" office:date-value="2023-09-26T14:57:37.62" calcext:value-type="date">
            <text:p>09/26/23 14:57:37</text:p>
          </table:table-cell>
          <table:table-cell office:value-type="float" office:value="379146" calcext:value-type="float">
            <text:p>379.146</text:p>
          </table:table-cell>
          <table:table-cell office:value-type="string" calcext:value-type="string">
            <text:p>13 - Tietê/Jacaré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Birigui</text:p>
          </table:table-cell>
          <table:table-cell office:value-type="date" office:date-value="2023-07-19T16:17:48.67" calcext:value-type="date">
            <text:p>07/19/23 16:17:48</text:p>
          </table:table-cell>
          <table:table-cell office:value-type="float" office:value="118979" calcext:value-type="float">
            <text:p>118.979</text:p>
          </table:table-cell>
          <table:table-cell office:value-type="string" calcext:value-type="string">
            <text:p>19 - Baixo Tietê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Borborema</text:p>
          </table:table-cell>
          <table:table-cell office:value-type="date" office:date-value="2023-09-19T15:26:02.62" calcext:value-type="date">
            <text:p>09/19/23 15:26:02</text:p>
          </table:table-cell>
          <table:table-cell office:value-type="float" office:value="14226" calcext:value-type="float">
            <text:p>14.226</text:p>
          </table:table-cell>
          <table:table-cell office:value-type="string" calcext:value-type="string">
            <text:p>16 - Tietê/Batalha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Borebi</text:p>
          </table:table-cell>
          <table:table-cell office:value-type="date" office:date-value="2024-09-18T14:22:09.84" calcext:value-type="date">
            <text:p>09/18/24 14:22:09</text:p>
          </table:table-cell>
          <table:table-cell office:value-type="float" office:value="2713" calcext:value-type="float">
            <text:p>2.713</text:p>
          </table:table-cell>
          <table:table-cell office:value-type="string" calcext:value-type="string">
            <text:p>13 - Tietê/Jacaré</text:p>
          </table:table-cell>
        </table:table-row>
        <table:table-row table:style-name="ro2">
          <table:table-cell office:value-type="string" calcext:value-type="string">
            <text:p>URAE 4 - NORTE</text:p>
          </table:table-cell>
          <table:table-cell office:value-type="string" calcext:value-type="string">
            <text:p>Brodowski</text:p>
          </table:table-cell>
          <table:table-cell office:value-type="date" office:date-value="2024-01-24T09:42:13.89" calcext:value-type="date">
            <text:p>01/24/24 09:42:13</text:p>
          </table:table-cell>
          <table:table-cell office:value-type="float" office:value="25201" calcext:value-type="float">
            <text:p>25.201</text:p>
          </table:table-cell>
          <table:table-cell office:value-type="string" calcext:value-type="string">
            <text:p>04 - Pardo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Brotas</text:p>
          </table:table-cell>
          <table:table-cell office:value-type="date" office:date-value="2024-04-05T10:30:18.49" calcext:value-type="date">
            <text:p>04/05/24 10:30:18</text:p>
          </table:table-cell>
          <table:table-cell office:value-type="float" office:value="23898" calcext:value-type="float">
            <text:p>23.898</text:p>
          </table:table-cell>
          <table:table-cell office:value-type="string" calcext:value-type="string">
            <text:p>13 - Tietê/Jacaré</text:p>
          </table:table-cell>
        </table:table-row>
        <table:table-row table:style-name="ro2">
          <table:table-cell office:value-type="string" calcext:value-type="string">
            <text:p>URAE 4 - NORTE</text:p>
          </table:table-cell>
          <table:table-cell office:value-type="string" calcext:value-type="string">
            <text:p>Caconde</text:p>
          </table:table-cell>
          <table:table-cell office:value-type="date" office:date-value="2023-07-19T09:23:19.85" calcext:value-type="date">
            <text:p>07/19/23 09:23:19</text:p>
          </table:table-cell>
          <table:table-cell office:value-type="float" office:value="17101" calcext:value-type="float">
            <text:p>17.101</text:p>
          </table:table-cell>
          <table:table-cell office:value-type="string" calcext:value-type="string">
            <text:p>04 - Pardo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Cafelândia</text:p>
          </table:table-cell>
          <table:table-cell office:value-type="date" office:date-value="2023-07-19T08:09:22.94" calcext:value-type="date">
            <text:p>07/19/23 08:09:22</text:p>
          </table:table-cell>
          <table:table-cell office:value-type="float" office:value="16654" calcext:value-type="float">
            <text:p>16.654</text:p>
          </table:table-cell>
          <table:table-cell office:value-type="string" calcext:value-type="string">
            <text:p>16 - Tietê/Batalha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Caiuá</text:p>
          </table:table-cell>
          <table:table-cell office:value-type="date" office:date-value="2023-10-01T14:11:09.96" calcext:value-type="date">
            <text:p>10/01/23 14:11:09</text:p>
          </table:table-cell>
          <table:table-cell office:value-type="float" office:value="5466" calcext:value-type="float">
            <text:p>5.466</text:p>
          </table:table-cell>
          <table:table-cell office:value-type="string" calcext:value-type="string">
            <text:p>22 - Pontal do Paranapanema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Cajobi</text:p>
          </table:table-cell>
          <table:table-cell office:value-type="date" office:date-value="2024-08-28T15:49:56" calcext:value-type="date">
            <text:p>08/28/24 15:49:56</text:p>
          </table:table-cell>
          <table:table-cell office:value-type="float" office:value="9133" calcext:value-type="float">
            <text:p>9.133</text:p>
          </table:table-cell>
          <table:table-cell office:value-type="string" calcext:value-type="string">
            <text:p>15 - Turvo/Grande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Canitar</text:p>
          </table:table-cell>
          <table:table-cell office:value-type="date" office:date-value="2023-08-08T10:23:28.02" calcext:value-type="date">
            <text:p>08/08/23 10:23:28</text:p>
          </table:table-cell>
          <table:table-cell office:value-type="float" office:value="6283" calcext:value-type="float">
            <text:p>6.283</text:p>
          </table:table-cell>
          <table:table-cell office:value-type="string" calcext:value-type="string">
            <text:p>17 - Médio Paranapanema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Capivari</text:p>
          </table:table-cell>
          <table:table-cell office:value-type="date" office:date-value="2023-09-29T11:29:24.3" calcext:value-type="date">
            <text:p>09/29/23 11:29:24</text:p>
          </table:table-cell>
          <table:table-cell office:value-type="float" office:value="50068" calcext:value-type="float">
            <text:p>50.068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Catanduva</text:p>
          </table:table-cell>
          <table:table-cell office:value-type="date" office:date-value="2023-10-09T11:20:00.16" calcext:value-type="date">
            <text:p>10/09/23 11:20:00</text:p>
          </table:table-cell>
          <table:table-cell office:value-type="float" office:value="115791" calcext:value-type="float">
            <text:p>115.791</text:p>
          </table:table-cell>
          <table:table-cell office:value-type="string" calcext:value-type="string">
            <text:p>15 - Turvo/Grande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Cerqueira César</text:p>
          </table:table-cell>
          <table:table-cell office:value-type="date" office:date-value="2023-09-29T16:37:00.62" calcext:value-type="date">
            <text:p>09/29/23 16:37:00</text:p>
          </table:table-cell>
          <table:table-cell office:value-type="float" office:value="21469" calcext:value-type="float">
            <text:p>21.469</text:p>
          </table:table-cell>
          <table:table-cell office:value-type="string" calcext:value-type="string">
            <text:p>17 - Médio Paranapanema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Cerquilho</text:p>
          </table:table-cell>
          <table:table-cell office:value-type="date" office:date-value="2024-08-22T14:15:45.15" calcext:value-type="date">
            <text:p>08/22/24 14:15:45</text:p>
          </table:table-cell>
          <table:table-cell office:value-type="float" office:value="44695" calcext:value-type="float">
            <text:p>44.695</text:p>
          </table:table-cell>
          <table:table-cell office:value-type="string" calcext:value-type="string">
            <text:p>10 - Tietê/Sorocaba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Colina</text:p>
          </table:table-cell>
          <table:table-cell office:value-type="date" office:date-value="2023-09-29T15:58:35.91" calcext:value-type="date">
            <text:p>09/29/23 15:58:35</text:p>
          </table:table-cell>
          <table:table-cell office:value-type="float" office:value="18486" calcext:value-type="float">
            <text:p>18.486</text:p>
          </table:table-cell>
          <table:table-cell office:value-type="string" calcext:value-type="string">
            <text:p>12 - Baixo Pardo/Grande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Conchal</text:p>
          </table:table-cell>
          <table:table-cell office:value-type="date" office:date-value="2024-02-21T08:57:31.05" calcext:value-type="date">
            <text:p>02/21/24 08:57:31</text:p>
          </table:table-cell>
          <table:table-cell office:value-type="float" office:value="28101" calcext:value-type="float">
            <text:p>28.101</text:p>
          </table:table-cell>
          <table:table-cell office:value-type="string" calcext:value-type="string">
            <text:p>09 - Mogi-Guaçu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Cordeirópolis</text:p>
          </table:table-cell>
          <table:table-cell office:value-type="date" office:date-value="2023-09-29T16:32:05.58" calcext:value-type="date">
            <text:p>09/29/23 16:32:05</text:p>
          </table:table-cell>
          <table:table-cell office:value-type="float" office:value="24514" calcext:value-type="float">
            <text:p>24.514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Corumbataí</text:p>
          </table:table-cell>
          <table:table-cell office:value-type="date" office:date-value="2023-08-03T12:33:22.28" calcext:value-type="date">
            <text:p>08/03/23 12:33:22</text:p>
          </table:table-cell>
          <table:table-cell office:value-type="float" office:value="4195" calcext:value-type="float">
            <text:p>4.195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4">
          <table:table-cell office:value-type="string" calcext:value-type="string">
            <text:p>URAE 3 - LESTE</text:p>
          </table:table-cell>
          <table:table-cell office:value-type="string" calcext:value-type="string">
            <text:p>Cosmópolis</text:p>
          </table:table-cell>
          <table:table-cell office:value-type="date" office:date-value="2023-09-19T09:09:27.48" calcext:value-type="date">
            <text:p>09/19/23 09:09:27</text:p>
          </table:table-cell>
          <table:table-cell office:value-type="float" office:value="59773" calcext:value-type="float">
            <text:p>59.773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Cristais Paulista</text:p>
          </table:table-cell>
          <table:table-cell office:value-type="date" office:date-value="2023-07-19T13:45:18.1" calcext:value-type="date">
            <text:p>07/19/23 13:45:18</text:p>
          </table:table-cell>
          <table:table-cell office:value-type="float" office:value="9272" calcext:value-type="float">
            <text:p>9.272</text:p>
          </table:table-cell>
          <table:table-cell office:value-type="string" calcext:value-type="string">
            <text:p>08 - Sapucaí/Grande</text:p>
          </table:table-cell>
        </table:table-row>
        <table:table-row table:style-name="ro1">
          <table:table-cell office:value-type="string" calcext:value-type="string">
            <text:p>URAE 3 - LESTE</text:p>
          </table:table-cell>
          <table:table-cell office:value-type="string" calcext:value-type="string">
            <text:p>Cunha</text:p>
          </table:table-cell>
          <table:table-cell office:value-type="date" office:date-value="2024-02-05T13:45:25.94" calcext:value-type="date">
            <text:p>02/05/24 13:45:25</text:p>
          </table:table-cell>
          <table:table-cell office:value-type="float" office:value="22110" calcext:value-type="float">
            <text:p>22.110</text:p>
          </table:table-cell>
          <table:table-cell office:value-type="string" calcext:value-type="string">
            <text:p>02 - Paraíba do Sul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Dobrada</text:p>
          </table:table-cell>
          <table:table-cell office:value-type="date" office:date-value="2023-09-27T19:34:21.81" calcext:value-type="date">
            <text:p>09/27/23 19:34:21</text:p>
          </table:table-cell>
          <table:table-cell office:value-type="float" office:value="8759" calcext:value-type="float">
            <text:p>8.759</text:p>
          </table:table-cell>
          <table:table-cell office:value-type="string" calcext:value-type="string">
            <text:p>16 - Tietê/Batalha</text:p>
          </table:table-cell>
        </table:table-row>
        <table:table-row table:style-name="ro2">
          <table:table-cell office:value-type="string" calcext:value-type="string">
            <text:p>URAE 2 - CENTRO</text:p>
          </table:table-cell>
          <table:table-cell office:value-type="string" calcext:value-type="string">
            <text:p>Dracena</text:p>
          </table:table-cell>
          <table:table-cell office:value-type="date" office:date-value="2024-08-28T09:49:04.89" calcext:value-type="date">
            <text:p>08/28/24 09:49:04</text:p>
          </table:table-cell>
          <table:table-cell office:value-type="float" office:value="45474" calcext:value-type="float">
            <text:p>45.474</text:p>
          </table:table-cell>
          <table:table-cell office:value-type="string" calcext:value-type="string">
            <text:p>20 - Aguapeí</text:p>
          </table:table-cell>
        </table:table-row>
        <table:table-row table:style-name="ro1">
          <table:table-cell office:value-type="string" calcext:value-type="string">
            <text:p>URAE 3 - LESTE</text:p>
          </table:table-cell>
          <table:table-cell table:style-name="ce3" office:value-type="string" calcext:value-type="string">
            <text:p>Engenheiro Coelho</text:p>
          </table:table-cell>
          <table:table-cell office:value-type="date" office:date-value="2024-08-26T15:24:47.7" calcext:value-type="date">
            <text:p>08/26/24 15:24:47</text:p>
          </table:table-cell>
          <table:table-cell office:value-type="float" office:value="19566" calcext:value-type="float">
            <text:p>19.566</text:p>
          </table:table-cell>
          <table:table-cell office:value-type="string" calcext:value-type="string">
            <text:p>09 - Mogi-Guaçu</text:p>
          </table:table-cell>
        </table:table-row>
        <table:table-row table:style-name="ro2">
          <table:table-cell office:value-type="string" calcext:value-type="string">
            <text:p>URAE 2 - CENTRO</text:p>
          </table:table-cell>
          <table:table-cell office:value-type="string" calcext:value-type="string">
            <text:p>Garça</text:p>
          </table:table-cell>
          <table:table-cell office:value-type="date" office:date-value="2023-09-28T17:17:50.39" calcext:value-type="date">
            <text:p>09/28/23 17:17:50</text:p>
          </table:table-cell>
          <table:table-cell office:value-type="float" office:value="42110" calcext:value-type="float">
            <text:p>42.110</text:p>
          </table:table-cell>
          <table:table-cell office:value-type="string" calcext:value-type="string">
            <text:p>20 - Aguapeí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Guaíra</text:p>
          </table:table-cell>
          <table:table-cell office:value-type="date" office:date-value="2024-08-29T14:52:44.45" calcext:value-type="date">
            <text:p>08/29/24 14:52:44</text:p>
          </table:table-cell>
          <table:table-cell office:value-type="float" office:value="39279" calcext:value-type="float">
            <text:p>39.279</text:p>
          </table:table-cell>
          <table:table-cell office:value-type="string" calcext:value-type="string">
            <text:p>08 - Sapucaí/Grande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Guapiaçu</text:p>
          </table:table-cell>
          <table:table-cell office:value-type="date" office:date-value="2023-07-18T16:56:14.46" calcext:value-type="date">
            <text:p>07/18/23 16:56:14</text:p>
          </table:table-cell>
          <table:table-cell office:value-type="float" office:value="21711" calcext:value-type="float">
            <text:p>21.711</text:p>
          </table:table-cell>
          <table:table-cell office:value-type="string" calcext:value-type="string">
            <text:p>15 - Turvo/Grande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Guararapes</text:p>
          </table:table-cell>
          <table:table-cell office:value-type="date" office:date-value="2024-08-27T16:03:07.9" calcext:value-type="date">
            <text:p>08/27/24 16:03:07</text:p>
          </table:table-cell>
          <table:table-cell office:value-type="float" office:value="31043" calcext:value-type="float">
            <text:p>31.043</text:p>
          </table:table-cell>
          <table:table-cell office:value-type="string" calcext:value-type="string">
            <text:p>19 - Baixo Tietê</text:p>
          </table:table-cell>
        </table:table-row>
        <table:table-row table:style-name="ro1">
          <table:table-cell office:value-type="string" calcext:value-type="string">
            <text:p>URAE 3 - LESTE</text:p>
          </table:table-cell>
          <table:table-cell office:value-type="string" calcext:value-type="string">
            <text:p>Guaratinguetá</text:p>
          </table:table-cell>
          <table:table-cell office:value-type="date" office:date-value="2024-08-22T15:12:19.62" calcext:value-type="date">
            <text:p>08/22/24 15:12:19</text:p>
          </table:table-cell>
          <table:table-cell office:value-type="float" office:value="118044" calcext:value-type="float">
            <text:p>118.044</text:p>
          </table:table-cell>
          <table:table-cell office:value-type="string" calcext:value-type="string">
            <text:p>02 - Paraíba do Sul</text:p>
          </table:table-cell>
        </table:table-row>
        <table:table-row table:style-name="ro2">
          <table:table-cell office:value-type="string" calcext:value-type="string">
            <text:p>URAE 2 - CENTRO</text:p>
          </table:table-cell>
          <table:table-cell office:value-type="string" calcext:value-type="string">
            <text:p>Herculândia</text:p>
          </table:table-cell>
          <table:table-cell office:value-type="date" office:date-value="2023-07-20T16:16:17.35" calcext:value-type="date">
            <text:p>07/20/23 16:16:17</text:p>
          </table:table-cell>
          <table:table-cell office:value-type="float" office:value="9125" calcext:value-type="float">
            <text:p>9.125</text:p>
          </table:table-cell>
          <table:table-cell office:value-type="string" calcext:value-type="string">
            <text:p>20 - Aguapeí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Iacanga</text:p>
          </table:table-cell>
          <table:table-cell office:value-type="date" office:date-value="2023-10-04T11:26:42.34" calcext:value-type="date">
            <text:p>10/04/23 11:26:42</text:p>
          </table:table-cell>
          <table:table-cell office:value-type="float" office:value="10437" calcext:value-type="float">
            <text:p>10.437</text:p>
          </table:table-cell>
          <table:table-cell office:value-type="string" calcext:value-type="string">
            <text:p>13 - Tietê/Jacaré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Ibaté</text:p>
          </table:table-cell>
          <table:table-cell office:value-type="date" office:date-value="2023-09-29T09:35:46.3" calcext:value-type="date">
            <text:p>09/29/23 09:35:46</text:p>
          </table:table-cell>
          <table:table-cell office:value-type="float" office:value="32178" calcext:value-type="float">
            <text:p>32.178</text:p>
          </table:table-cell>
          <table:table-cell office:value-type="string" calcext:value-type="string">
            <text:p>13 - Tietê/Jacaré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Ibitinga</text:p>
          </table:table-cell>
          <table:table-cell office:value-type="date" office:date-value="2023-07-19T10:31:27.83" calcext:value-type="date">
            <text:p>07/19/23 10:31:27</text:p>
          </table:table-cell>
          <table:table-cell office:value-type="float" office:value="60033" calcext:value-type="float">
            <text:p>60.033</text:p>
          </table:table-cell>
          <table:table-cell office:value-type="string" calcext:value-type="string">
            <text:p>13 - Tietê/Jacaré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Igaraçu do Tietê</text:p>
          </table:table-cell>
          <table:table-cell office:value-type="date" office:date-value="2023-08-17T13:43:08.93" calcext:value-type="date">
            <text:p>08/17/23 13:43:08</text:p>
          </table:table-cell>
          <table:table-cell office:value-type="float" office:value="23106" calcext:value-type="float">
            <text:p>23.106</text:p>
          </table:table-cell>
          <table:table-cell office:value-type="string" calcext:value-type="string">
            <text:p>13 - Tietê/Jacaré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Ipaussu</text:p>
          </table:table-cell>
          <table:table-cell office:value-type="date" office:date-value="2023-07-20T00:04:05.5" calcext:value-type="date">
            <text:p>07/20/23 00:04:05</text:p>
          </table:table-cell>
          <table:table-cell office:value-type="float" office:value="13712" calcext:value-type="float">
            <text:p>13.712</text:p>
          </table:table-cell>
          <table:table-cell office:value-type="string" calcext:value-type="string">
            <text:p>14 - Alto Paranapanema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Ipeúna</text:p>
          </table:table-cell>
          <table:table-cell office:value-type="date" office:date-value="2023-09-22T14:42:18.53" calcext:value-type="date">
            <text:p>09/22/23 14:42:18</text:p>
          </table:table-cell>
          <table:table-cell office:value-type="float" office:value="6831" calcext:value-type="float">
            <text:p>6.831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Ipuã</text:p>
          </table:table-cell>
          <table:table-cell office:value-type="date" office:date-value="2023-07-19T09:13:41.75" calcext:value-type="date">
            <text:p>07/19/23 09:13:41</text:p>
          </table:table-cell>
          <table:table-cell office:value-type="float" office:value="14454" calcext:value-type="float">
            <text:p>14.454</text:p>
          </table:table-cell>
          <table:table-cell office:value-type="string" calcext:value-type="string">
            <text:p>08 - Sapucaí/Grande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Iracemápolis</text:p>
          </table:table-cell>
          <table:table-cell office:value-type="date" office:date-value="2023-07-20T16:11:31.59" calcext:value-type="date">
            <text:p>07/20/23 16:11:31</text:p>
          </table:table-cell>
          <table:table-cell office:value-type="float" office:value="21967" calcext:value-type="float">
            <text:p>21.967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2">
          <table:table-cell office:value-type="string" calcext:value-type="string">
            <text:p>URAE 2 - CENTRO</text:p>
          </table:table-cell>
          <table:table-cell office:value-type="string" calcext:value-type="string">
            <text:p>Irapuru</text:p>
          </table:table-cell>
          <table:table-cell office:value-type="date" office:date-value="2023-10-04T08:54:39.03" calcext:value-type="date">
            <text:p>10/04/23 08:54:39</text:p>
          </table:table-cell>
          <table:table-cell office:value-type="float" office:value="7085" calcext:value-type="float">
            <text:p>7.085</text:p>
          </table:table-cell>
          <table:table-cell office:value-type="string" calcext:value-type="string">
            <text:p>21 - Peixe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Itapuí</text:p>
          </table:table-cell>
          <table:table-cell office:value-type="date" office:date-value="2023-07-25T13:44:30.33" calcext:value-type="date">
            <text:p>07/25/23 13:44:30</text:p>
          </table:table-cell>
          <table:table-cell office:value-type="float" office:value="13659" calcext:value-type="float">
            <text:p>13.659</text:p>
          </table:table-cell>
          <table:table-cell office:value-type="string" calcext:value-type="string">
            <text:p>13 - Tietê/Jacaré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Itapura</text:p>
          </table:table-cell>
          <table:table-cell office:value-type="date" office:date-value="2023-08-03T14:29:25.55" calcext:value-type="date">
            <text:p>08/03/23 14:29:25</text:p>
          </table:table-cell>
          <table:table-cell office:value-type="float" office:value="3979" calcext:value-type="float">
            <text:p>3.979</text:p>
          </table:table-cell>
          <table:table-cell office:value-type="string" calcext:value-type="string">
            <text:p>19 - Baixo Tietê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Itirapina</text:p>
          </table:table-cell>
          <table:table-cell office:value-type="date" office:date-value="2023-08-10T13:52:38.25" calcext:value-type="date">
            <text:p>08/10/23 13:52:38</text:p>
          </table:table-cell>
          <table:table-cell office:value-type="float" office:value="16148" calcext:value-type="float">
            <text:p>16.148</text:p>
          </table:table-cell>
          <table:table-cell office:value-type="string" calcext:value-type="string">
            <text:p>13 - Tietê/Jacaré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Jaú</text:p>
          </table:table-cell>
          <table:table-cell office:value-type="date" office:date-value="2023-10-20T11:55:03.99" calcext:value-type="date">
            <text:p>10/20/23 11:55:03</text:p>
          </table:table-cell>
          <table:table-cell office:value-type="float" office:value="133497" calcext:value-type="float">
            <text:p>133.497</text:p>
          </table:table-cell>
          <table:table-cell office:value-type="string" calcext:value-type="string">
            <text:p>13 - Tietê/Jacaré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João Ramalho</text:p>
          </table:table-cell>
          <table:table-cell office:value-type="date" office:date-value="2023-09-15T11:40:02.89" calcext:value-type="date">
            <text:p>09/15/23 11:40:02</text:p>
          </table:table-cell>
          <table:table-cell office:value-type="float" office:value="4371" calcext:value-type="float">
            <text:p>4.371</text:p>
          </table:table-cell>
          <table:table-cell office:value-type="string" calcext:value-type="string">
            <text:p>17 - Médio Paranapanema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Jumirim</text:p>
          </table:table-cell>
          <table:table-cell office:value-type="date" office:date-value="2023-08-01T08:21:43.72" calcext:value-type="date">
            <text:p>08/01/23 08:21:43</text:p>
          </table:table-cell>
          <table:table-cell office:value-type="float" office:value="3056" calcext:value-type="float">
            <text:p>3.056</text:p>
          </table:table-cell>
          <table:table-cell office:value-type="string" calcext:value-type="string">
            <text:p>10 - Tietê/Sorocaba</text:p>
          </table:table-cell>
        </table:table-row>
        <table:table-row table:style-name="ro2">
          <table:table-cell office:value-type="string" calcext:value-type="string">
            <text:p>URAE 2 - CENTRO</text:p>
          </table:table-cell>
          <table:table-cell office:value-type="string" calcext:value-type="string">
            <text:p>Junqueirópolis</text:p>
          </table:table-cell>
          <table:table-cell office:value-type="date" office:date-value="2024-08-28T16:14:50.82" calcext:value-type="date">
            <text:p>08/28/24 16:14:50</text:p>
          </table:table-cell>
          <table:table-cell office:value-type="float" office:value="20448" calcext:value-type="float">
            <text:p>20.448</text:p>
          </table:table-cell>
          <table:table-cell office:value-type="string" calcext:value-type="string">
            <text:p>21 - Peixe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Lavínia</text:p>
          </table:table-cell>
          <table:table-cell office:value-type="date" office:date-value="2023-08-09T08:17:01.26" calcext:value-type="date">
            <text:p>08/09/23 08:17:01</text:p>
          </table:table-cell>
          <table:table-cell office:value-type="float" office:value="9689" calcext:value-type="float">
            <text:p>9.689</text:p>
          </table:table-cell>
          <table:table-cell office:value-type="string" calcext:value-type="string">
            <text:p>19 - Baixo Tietê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Lindóia</text:p>
          </table:table-cell>
          <table:table-cell office:value-type="date" office:date-value="2023-10-03T08:37:56.96" calcext:value-type="date">
            <text:p>10/03/23 08:37:56</text:p>
          </table:table-cell>
          <table:table-cell office:value-type="float" office:value="7014" calcext:value-type="float">
            <text:p>7.014</text:p>
          </table:table-cell>
          <table:table-cell office:value-type="string" calcext:value-type="string">
            <text:p>09 - Mogi-Guaçu</text:p>
          </table:table-cell>
        </table:table-row>
        <table:table-row table:style-name="ro4">
          <table:table-cell office:value-type="string" calcext:value-type="string">
            <text:p>URAE 3 - LESTE</text:p>
          </table:table-cell>
          <table:table-cell office:value-type="string" calcext:value-type="string">
            <text:p>Louveira</text:p>
          </table:table-cell>
          <table:table-cell office:value-type="date" office:date-value="2023-10-03T08:37:37.9" calcext:value-type="date">
            <text:p>10/03/23 08:37:37</text:p>
          </table:table-cell>
          <table:table-cell office:value-type="float" office:value="51847" calcext:value-type="float">
            <text:p>51.847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Macaubal</text:p>
          </table:table-cell>
          <table:table-cell office:value-type="date" office:date-value="2023-07-20T16:56:34.99" calcext:value-type="date">
            <text:p>07/20/23 16:56:34</text:p>
          </table:table-cell>
          <table:table-cell office:value-type="float" office:value="7481" calcext:value-type="float">
            <text:p>7.481</text:p>
          </table:table-cell>
          <table:table-cell office:value-type="string" calcext:value-type="string">
            <text:p>19 - Baixo Tietê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Mairinque</text:p>
          </table:table-cell>
          <table:table-cell office:value-type="date" office:date-value="2023-07-19T09:01:15.92" calcext:value-type="date">
            <text:p>07/19/23 09:01:15</text:p>
          </table:table-cell>
          <table:table-cell office:value-type="float" office:value="50027" calcext:value-type="float">
            <text:p>50.027</text:p>
          </table:table-cell>
          <table:table-cell office:value-type="string" calcext:value-type="string">
            <text:p>10 - Tietê/Sorocaba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Manduri</text:p>
          </table:table-cell>
          <table:table-cell office:value-type="date" office:date-value="2023-11-06T09:44:34.34" calcext:value-type="date">
            <text:p>11/06/23 09:44:34</text:p>
          </table:table-cell>
          <table:table-cell office:value-type="float" office:value="9871" calcext:value-type="float">
            <text:p>9.871</text:p>
          </table:table-cell>
          <table:table-cell office:value-type="string" calcext:value-type="string">
            <text:p>14 - Alto Paranapanema</text:p>
          </table:table-cell>
        </table:table-row>
        <table:table-row table:style-name="ro2">
          <table:table-cell office:value-type="string" calcext:value-type="string">
            <text:p>URAE 2 - CENTRO</text:p>
          </table:table-cell>
          <table:table-cell office:value-type="string" calcext:value-type="string">
            <text:p>Marília</text:p>
          </table:table-cell>
          <table:table-cell office:value-type="date" office:date-value="2023-09-21T09:24:06.84" calcext:value-type="date">
            <text:p>09/21/23 09:24:06</text:p>
          </table:table-cell>
          <table:table-cell office:value-type="float" office:value="237627" calcext:value-type="float">
            <text:p>237.627</text:p>
          </table:table-cell>
          <table:table-cell office:value-type="string" calcext:value-type="string">
            <text:p>21 - Peixe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Mendonça</text:p>
          </table:table-cell>
          <table:table-cell office:value-type="date" office:date-value="2023-10-02T13:26:58.79" calcext:value-type="date">
            <text:p>10/02/23 13:26:58</text:p>
          </table:table-cell>
          <table:table-cell office:value-type="float" office:value="6159" calcext:value-type="float">
            <text:p>6.159</text:p>
          </table:table-cell>
          <table:table-cell office:value-type="string" calcext:value-type="string">
            <text:p>16 - Tietê/Batalha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table:style-name="ce3" office:value-type="string" calcext:value-type="string">
            <text:p>Mineiros do Tietê</text:p>
          </table:table-cell>
          <table:table-cell office:value-type="date" office:date-value="2024-07-25T15:20:08.74" calcext:value-type="date">
            <text:p>07/25/24 15:20:08</text:p>
          </table:table-cell>
          <table:table-cell office:value-type="float" office:value="11230" calcext:value-type="float">
            <text:p>11.230</text:p>
          </table:table-cell>
          <table:table-cell office:value-type="string" calcext:value-type="string">
            <text:p>13 - Tietê/Jacaré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Mirandópolis</text:p>
          </table:table-cell>
          <table:table-cell office:value-type="date" office:date-value="2024-09-14T20:30:24.86" calcext:value-type="date">
            <text:p>09/14/24 20:30:24</text:p>
          </table:table-cell>
          <table:table-cell office:value-type="float" office:value="27983" calcext:value-type="float">
            <text:p>27.983</text:p>
          </table:table-cell>
          <table:table-cell office:value-type="string" calcext:value-type="string">
            <text:p>19 - Baixo Tietê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Mirassolândia</text:p>
          </table:table-cell>
          <table:table-cell office:value-type="date" office:date-value="2023-07-19T13:36:46.7" calcext:value-type="date">
            <text:p>07/19/23 13:36:46</text:p>
          </table:table-cell>
          <table:table-cell office:value-type="float" office:value="4669" calcext:value-type="float">
            <text:p>4.669</text:p>
          </table:table-cell>
          <table:table-cell office:value-type="string" calcext:value-type="string">
            <text:p>15 - Turvo/Grande</text:p>
          </table:table-cell>
        </table:table-row>
        <table:table-row table:style-name="ro1">
          <table:table-cell office:value-type="string" calcext:value-type="string">
            <text:p>URAE 3 - LESTE</text:p>
          </table:table-cell>
          <table:table-cell office:value-type="string" calcext:value-type="string">
            <text:p>Mogi das Cruzes</text:p>
          </table:table-cell>
          <table:table-cell office:value-type="date" office:date-value="2024-08-02T16:59:58.88" calcext:value-type="date">
            <text:p>08/02/24 16:59:58</text:p>
          </table:table-cell>
          <table:table-cell office:value-type="float" office:value="451505" calcext:value-type="float">
            <text:p>451.505</text:p>
          </table:table-cell>
          <table:table-cell office:value-type="string" calcext:value-type="string">
            <text:p>06 - Alto Tietê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Morro Agudo</text:p>
          </table:table-cell>
          <table:table-cell office:value-type="date" office:date-value="2023-10-03T13:28:58.11" calcext:value-type="date">
            <text:p>10/03/23 13:28:58</text:p>
          </table:table-cell>
          <table:table-cell office:value-type="float" office:value="27933" calcext:value-type="float">
            <text:p>27.933</text:p>
          </table:table-cell>
          <table:table-cell office:value-type="string" calcext:value-type="string">
            <text:p>12 - Baixo Pardo/Grande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Murutinga do Sul</text:p>
          </table:table-cell>
          <table:table-cell office:value-type="date" office:date-value="2023-09-19T14:10:27.48" calcext:value-type="date">
            <text:p>09/19/23 14:10:27</text:p>
          </table:table-cell>
          <table:table-cell office:value-type="float" office:value="3737" calcext:value-type="float">
            <text:p>3.737</text:p>
          </table:table-cell>
          <table:table-cell office:value-type="string" calcext:value-type="string">
            <text:p>19 - Baixo Tietê</text:p>
          </table:table-cell>
        </table:table-row>
        <table:table-row table:style-name="ro1">
          <table:table-cell office:value-type="string" calcext:value-type="string">
            <text:p>URAE 3 - LESTE</text:p>
          </table:table-cell>
          <table:table-cell table:style-name="ce3" office:value-type="string" calcext:value-type="string">
            <text:p>Natividade da Serra</text:p>
          </table:table-cell>
          <table:table-cell office:value-type="date" office:date-value="2024-09-17T13:40:23.19" calcext:value-type="date">
            <text:p>09/17/24 13:40:23</text:p>
          </table:table-cell>
          <table:table-cell office:value-type="float" office:value="6999" calcext:value-type="float">
            <text:p>6.999</text:p>
          </table:table-cell>
          <table:table-cell office:value-type="string" calcext:value-type="string">
            <text:p>02 - Paraíba do Sul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table:style-name="ce3" office:value-type="string" calcext:value-type="string">
            <text:p>Nova Independência</text:p>
          </table:table-cell>
          <table:table-cell office:value-type="date" office:date-value="2023-08-07T08:52:26.37" calcext:value-type="date">
            <text:p>08/07/23 08:52:26</text:p>
          </table:table-cell>
          <table:table-cell office:value-type="float" office:value="4609" calcext:value-type="float">
            <text:p>4.609</text:p>
          </table:table-cell>
          <table:table-cell office:value-type="string" calcext:value-type="string">
            <text:p>20 - Aguapeí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Ocauçu</text:p>
          </table:table-cell>
          <table:table-cell office:value-type="date" office:date-value="2023-09-29T14:49:26.41" calcext:value-type="date">
            <text:p>09/29/23 14:49:26</text:p>
          </table:table-cell>
          <table:table-cell office:value-type="float" office:value="4331" calcext:value-type="float">
            <text:p>4.331</text:p>
          </table:table-cell>
          <table:table-cell office:value-type="string" calcext:value-type="string">
            <text:p>17 - Médio Paranapanema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Ourinhos</text:p>
          </table:table-cell>
          <table:table-cell office:value-type="date" office:date-value="2023-09-15T11:47:10.32" calcext:value-type="date">
            <text:p>09/15/23 11:47:10</text:p>
          </table:table-cell>
          <table:table-cell office:value-type="float" office:value="103970" calcext:value-type="float">
            <text:p>103.970</text:p>
          </table:table-cell>
          <table:table-cell office:value-type="string" calcext:value-type="string">
            <text:p>17 - Médio Paranapanema</text:p>
          </table:table-cell>
        </table:table-row>
        <table:table-row table:style-name="ro2">
          <table:table-cell office:value-type="string" calcext:value-type="string">
            <text:p>URAE 2 - CENTRO</text:p>
          </table:table-cell>
          <table:table-cell office:value-type="string" calcext:value-type="string">
            <text:p>Ouro Verde</text:p>
          </table:table-cell>
          <table:table-cell office:value-type="date" office:date-value="2024-05-02T13:46:23.8" calcext:value-type="date">
            <text:p>05/02/24 13:46:23</text:p>
          </table:table-cell>
          <table:table-cell office:value-type="float" office:value="7779" calcext:value-type="float">
            <text:p>7.779</text:p>
          </table:table-cell>
          <table:table-cell office:value-type="string" calcext:value-type="string">
            <text:p>21 - Peixe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Palmital</text:p>
          </table:table-cell>
          <table:table-cell office:value-type="date" office:date-value="2023-08-01T08:33:50.89" calcext:value-type="date">
            <text:p>08/01/23 08:33:50</text:p>
          </table:table-cell>
          <table:table-cell office:value-type="float" office:value="19594" calcext:value-type="float">
            <text:p>19.594</text:p>
          </table:table-cell>
          <table:table-cell office:value-type="string" calcext:value-type="string">
            <text:p>17 - Médio Paranapanema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Paraíso</text:p>
          </table:table-cell>
          <table:table-cell office:value-type="date" office:date-value="2023-10-03T09:05:43.5" calcext:value-type="date">
            <text:p>10/03/23 09:05:43</text:p>
          </table:table-cell>
          <table:table-cell office:value-type="float" office:value="6099" calcext:value-type="float">
            <text:p>6.099</text:p>
          </table:table-cell>
          <table:table-cell office:value-type="string" calcext:value-type="string">
            <text:p>15 - Turvo/Grande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Parisi</text:p>
          </table:table-cell>
          <table:table-cell office:value-type="date" office:date-value="2023-08-15T13:55:59.58" calcext:value-type="date">
            <text:p>08/15/23 13:55:59</text:p>
          </table:table-cell>
          <table:table-cell office:value-type="float" office:value="2892" calcext:value-type="float">
            <text:p>2.892</text:p>
          </table:table-cell>
          <table:table-cell office:value-type="string" calcext:value-type="string">
            <text:p>15 - Turvo/Grande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table:style-name="ce3" office:value-type="string" calcext:value-type="string">
            <text:p>Patrocínio Paulista</text:p>
          </table:table-cell>
          <table:table-cell office:value-type="date" office:date-value="2023-08-04T15:52:55.96" calcext:value-type="date">
            <text:p>08/04/23 15:52:55</text:p>
          </table:table-cell>
          <table:table-cell office:value-type="float" office:value="14512" calcext:value-type="float">
            <text:p>14.512</text:p>
          </table:table-cell>
          <table:table-cell office:value-type="string" calcext:value-type="string">
            <text:p>08 - Sapucaí/Grande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Piracicaba</text:p>
          </table:table-cell>
          <table:table-cell office:value-type="date" office:date-value="2023-07-20T15:17:59.81" calcext:value-type="date">
            <text:p>07/20/23 15:17:59</text:p>
          </table:table-cell>
          <table:table-cell office:value-type="float" office:value="423323" calcext:value-type="float">
            <text:p>423.323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Pirajuí</text:p>
          </table:table-cell>
          <table:table-cell office:value-type="date" office:date-value="2023-09-26T09:27:09.77" calcext:value-type="date">
            <text:p>09/26/23 09:27:09</text:p>
          </table:table-cell>
          <table:table-cell office:value-type="float" office:value="22431" calcext:value-type="float">
            <text:p>22.431</text:p>
          </table:table-cell>
          <table:table-cell office:value-type="string" calcext:value-type="string">
            <text:p>16 - Tietê/Batalha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Pitangueiras</text:p>
          </table:table-cell>
          <table:table-cell office:value-type="date" office:date-value="2024-06-24T08:49:58.32" calcext:value-type="date">
            <text:p>06/24/24 08:49:58</text:p>
          </table:table-cell>
          <table:table-cell office:value-type="float" office:value="33674" calcext:value-type="float">
            <text:p>33.674</text:p>
          </table:table-cell>
          <table:table-cell office:value-type="string" calcext:value-type="string">
            <text:p>09 - Mogi-Guaçu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Potirendaba</text:p>
          </table:table-cell>
          <table:table-cell office:value-type="date" office:date-value="2023-10-02T11:12:33.34" calcext:value-type="date">
            <text:p>10/02/23 11:12:33</text:p>
          </table:table-cell>
          <table:table-cell office:value-type="float" office:value="18496" calcext:value-type="float">
            <text:p>18.496</text:p>
          </table:table-cell>
          <table:table-cell office:value-type="string" calcext:value-type="string">
            <text:p>16 - Tietê/Batalha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Pradópolis</text:p>
          </table:table-cell>
          <table:table-cell office:value-type="date" office:date-value="2023-12-13T14:47:18.99" calcext:value-type="date">
            <text:p>12/13/23 14:47:18</text:p>
          </table:table-cell>
          <table:table-cell office:value-type="float" office:value="17078" calcext:value-type="float">
            <text:p>17.078</text:p>
          </table:table-cell>
          <table:table-cell office:value-type="string" calcext:value-type="string">
            <text:p>09 - Mogi-Guaçu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Promissão</text:p>
          </table:table-cell>
          <table:table-cell office:value-type="date" office:date-value="2023-10-06T14:00:00.49" calcext:value-type="date">
            <text:p>10/06/23 14:00:00</text:p>
          </table:table-cell>
          <table:table-cell office:value-type="float" office:value="35131" calcext:value-type="float">
            <text:p>35.131</text:p>
          </table:table-cell>
          <table:table-cell office:value-type="string" calcext:value-type="string">
            <text:p>19 - Baixo Tietê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Rafard</text:p>
          </table:table-cell>
          <table:table-cell office:value-type="date" office:date-value="2023-07-26T15:14:00.02" calcext:value-type="date">
            <text:p>07/26/23 15:14:00</text:p>
          </table:table-cell>
          <table:table-cell office:value-type="float" office:value="8965" calcext:value-type="float">
            <text:p>8.965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Reginópolis</text:p>
          </table:table-cell>
          <table:table-cell office:value-type="date" office:date-value="2024-08-26T15:20:44.82" calcext:value-type="date">
            <text:p>08/26/24 15:20:44</text:p>
          </table:table-cell>
          <table:table-cell office:value-type="float" office:value="7662" calcext:value-type="float">
            <text:p>7.662</text:p>
          </table:table-cell>
          <table:table-cell office:value-type="string" calcext:value-type="string">
            <text:p>16 - Tietê/Batalha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Ribeirão Bonito</text:p>
          </table:table-cell>
          <table:table-cell office:value-type="date" office:date-value="2023-12-12T14:22:02.44" calcext:value-type="date">
            <text:p>12/12/23 14:22:02</text:p>
          </table:table-cell>
          <table:table-cell office:value-type="float" office:value="10989" calcext:value-type="float">
            <text:p>10.989</text:p>
          </table:table-cell>
          <table:table-cell office:value-type="string" calcext:value-type="string">
            <text:p>13 - Tietê/Jacaré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Rincão</text:p>
          </table:table-cell>
          <table:table-cell office:value-type="date" office:date-value="2023-07-18T18:35:45.89" calcext:value-type="date">
            <text:p>07/18/23 18:35:45</text:p>
          </table:table-cell>
          <table:table-cell office:value-type="float" office:value="9098" calcext:value-type="float">
            <text:p>9.098</text:p>
          </table:table-cell>
          <table:table-cell office:value-type="string" calcext:value-type="string">
            <text:p>09 - Mogi-Guaçu</text:p>
          </table:table-cell>
        </table:table-row>
        <table:table-row table:style-name="ro2">
          <table:table-cell office:value-type="string" calcext:value-type="string">
            <text:p>URAE 2 - CENTRO</text:p>
          </table:table-cell>
          <table:table-cell office:value-type="string" calcext:value-type="string">
            <text:p>Rinópolis</text:p>
          </table:table-cell>
          <table:table-cell office:value-type="date" office:date-value="2023-07-18T16:08:05.8" calcext:value-type="date">
            <text:p>07/18/23 16:08:05</text:p>
          </table:table-cell>
          <table:table-cell office:value-type="float" office:value="9259" calcext:value-type="float">
            <text:p>9.259</text:p>
          </table:table-cell>
          <table:table-cell office:value-type="string" calcext:value-type="string">
            <text:p>20 - Aguapeí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Rio das Pedras</text:p>
          </table:table-cell>
          <table:table-cell office:value-type="date" office:date-value="2023-09-29T10:03:55.8" calcext:value-type="date">
            <text:p>09/29/23 10:03:55</text:p>
          </table:table-cell>
          <table:table-cell office:value-type="float" office:value="31328" calcext:value-type="float">
            <text:p>31.328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Salto</text:p>
          </table:table-cell>
          <table:table-cell office:value-type="date" office:date-value="2023-10-06T15:41:03.77" calcext:value-type="date">
            <text:p>10/06/23 15:41:03</text:p>
          </table:table-cell>
          <table:table-cell office:value-type="float" office:value="134319" calcext:value-type="float">
            <text:p>134.319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Salto Grande</text:p>
          </table:table-cell>
          <table:table-cell office:value-type="date" office:date-value="2024-01-02T09:15:46.76" calcext:value-type="date">
            <text:p>01/02/24 09:15:46</text:p>
          </table:table-cell>
          <table:table-cell office:value-type="float" office:value="9050" calcext:value-type="float">
            <text:p>9.050</text:p>
          </table:table-cell>
          <table:table-cell office:value-type="string" calcext:value-type="string">
            <text:p>17 - Médio Paranapanema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Santa Cruz da Conceição</text:p>
          </table:table-cell>
          <table:table-cell office:value-type="date" office:date-value="2023-09-19T09:09:51.89" calcext:value-type="date">
            <text:p>09/19/23 09:09:51</text:p>
          </table:table-cell>
          <table:table-cell office:value-type="float" office:value="4277" calcext:value-type="float">
            <text:p>4.277</text:p>
          </table:table-cell>
          <table:table-cell office:value-type="string" calcext:value-type="string">
            <text:p>09 - Mogi-Guaçu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table:style-name="ce3" office:value-type="string" calcext:value-type="string">
            <text:p>Santo Antônio da Alegria</text:p>
          </table:table-cell>
          <table:table-cell office:value-type="date" office:date-value="2023-07-28T09:23:13.83" calcext:value-type="date">
            <text:p>07/28/23 09:23:13</text:p>
          </table:table-cell>
          <table:table-cell office:value-type="float" office:value="6775" calcext:value-type="float">
            <text:p>6.775</text:p>
          </table:table-cell>
          <table:table-cell office:value-type="string" calcext:value-type="string">
            <text:p>08 - Sapucaí/Grande</text:p>
          </table:table-cell>
        </table:table-row>
        <table:table-row table:style-name="ro4">
          <table:table-cell office:value-type="string" calcext:value-type="string">
            <text:p>URAE 3 - LESTE</text:p>
          </table:table-cell>
          <table:table-cell table:style-name="ce3" office:value-type="string" calcext:value-type="string">
            <text:p>Santo Antônio de Posse</text:p>
          </table:table-cell>
          <table:table-cell office:value-type="date" office:date-value="2023-07-25T10:50:17.69" calcext:value-type="date">
            <text:p>07/25/23 10:50:17</text:p>
          </table:table-cell>
          <table:table-cell office:value-type="float" office:value="23244" calcext:value-type="float">
            <text:p>23.244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São Carlos</text:p>
          </table:table-cell>
          <table:table-cell office:value-type="date" office:date-value="2024-08-23T10:14:32.45" calcext:value-type="date">
            <text:p>08/23/24 10:14:32</text:p>
          </table:table-cell>
          <table:table-cell office:value-type="float" office:value="254857" calcext:value-type="float">
            <text:p>254.857</text:p>
          </table:table-cell>
          <table:table-cell office:value-type="string" calcext:value-type="string">
            <text:p>13 - Tietê/Jacaré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table:style-name="ce3" office:value-type="string" calcext:value-type="string">
            <text:p>São João de Iracema</text:p>
          </table:table-cell>
          <table:table-cell office:value-type="date" office:date-value="2023-07-18T21:33:24.88" calcext:value-type="date">
            <text:p>07/18/23 21:33:24</text:p>
          </table:table-cell>
          <table:table-cell office:value-type="float" office:value="1846" calcext:value-type="float">
            <text:p>1.846</text:p>
          </table:table-cell>
          <table:table-cell office:value-type="string" calcext:value-type="string">
            <text:p>18 - São José dos Dourados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table:style-name="ce3" office:value-type="string" calcext:value-type="string">
            <text:p>São Joaquim da Barra</text:p>
          </table:table-cell>
          <table:table-cell office:value-type="date" office:date-value="2024-08-26T15:49:17.36" calcext:value-type="date">
            <text:p>08/26/24 15:49:17</text:p>
          </table:table-cell>
          <table:table-cell office:value-type="float" office:value="48558" calcext:value-type="float">
            <text:p>48.558</text:p>
          </table:table-cell>
          <table:table-cell office:value-type="string" calcext:value-type="string">
            <text:p>08 - Sapucaí/Grande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table:style-name="ce4" office:value-type="string" calcext:value-type="string">
            <text:p>São José da Bela Vista</text:p>
          </table:table-cell>
          <table:table-cell office:value-type="date" office:date-value="2023-09-19T08:52:31.43" calcext:value-type="date">
            <text:p>09/19/23 08:52:31</text:p>
          </table:table-cell>
          <table:table-cell office:value-type="float" office:value="7626" calcext:value-type="float">
            <text:p>7.626</text:p>
          </table:table-cell>
          <table:table-cell office:value-type="string" calcext:value-type="string">
            <text:p>08 - Sapucaí/Grande</text:p>
          </table:table-cell>
        </table:table-row>
        <table:table-row table:style-name="ro1">
          <table:table-cell office:value-type="string" calcext:value-type="string">
            <text:p>URAE 3 - LESTE</text:p>
          </table:table-cell>
          <table:table-cell office:value-type="string" calcext:value-type="string">
            <text:p>São José do Barreiro</text:p>
          </table:table-cell>
          <table:table-cell office:value-type="date" office:date-value="2023-09-15T10:40:27.74" calcext:value-type="date">
            <text:p>09/15/23 10:40:27</text:p>
          </table:table-cell>
          <table:table-cell office:value-type="float" office:value="3853" calcext:value-type="float">
            <text:p>3.853</text:p>
          </table:table-cell>
          <table:table-cell office:value-type="string" calcext:value-type="string">
            <text:p>02 - Paraíba do Sul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table:style-name="ce3" office:value-type="string" calcext:value-type="string">
            <text:p>São José do Rio Pardo</text:p>
          </table:table-cell>
          <table:table-cell office:value-type="date" office:date-value="2023-08-01T08:38:11.28" calcext:value-type="date">
            <text:p>08/01/23 08:38:11</text:p>
          </table:table-cell>
          <table:table-cell office:value-type="float" office:value="52205" calcext:value-type="float">
            <text:p>52.205</text:p>
          </table:table-cell>
          <table:table-cell office:value-type="string" calcext:value-type="string">
            <text:p>04 - Pardo</text:p>
          </table:table-cell>
        </table:table-row>
        <table:table-row table:style-name="ro4">
          <table:table-cell office:value-type="string" calcext:value-type="string">
            <text:p>URAE 2 - CENTRO</text:p>
          </table:table-cell>
          <table:table-cell office:value-type="string" calcext:value-type="string">
            <text:p>São Pedro</text:p>
          </table:table-cell>
          <table:table-cell office:value-type="date" office:date-value="2024-08-28T11:46:07.77" calcext:value-type="date">
            <text:p>08/28/24 11:46:07</text:p>
          </table:table-cell>
          <table:table-cell office:value-type="float" office:value="38256" calcext:value-type="float">
            <text:p>38.256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table:style-name="ce3" office:value-type="string" calcext:value-type="string">
            <text:p>São Pedro do Turvo</text:p>
          </table:table-cell>
          <table:table-cell office:value-type="date" office:date-value="2023-07-19T13:47:08.9" calcext:value-type="date">
            <text:p>07/19/23 13:47:08</text:p>
          </table:table-cell>
          <table:table-cell office:value-type="float" office:value="7217" calcext:value-type="float">
            <text:p>7.217</text:p>
          </table:table-cell>
          <table:table-cell office:value-type="string" calcext:value-type="string">
            <text:p>17 - Médio Paranapanema</text:p>
          </table:table-cell>
        </table:table-row>
        <table:table-row table:style-name="ro2">
          <table:table-cell office:value-type="string" calcext:value-type="string">
            <text:p>URAE 4 - NORTE</text:p>
          </table:table-cell>
          <table:table-cell office:value-type="string" calcext:value-type="string">
            <text:p>São Simão</text:p>
          </table:table-cell>
          <table:table-cell office:value-type="date" office:date-value="2023-10-04T14:14:02.26" calcext:value-type="date">
            <text:p>10/04/23 14:14:02</text:p>
          </table:table-cell>
          <table:table-cell office:value-type="float" office:value="13442" calcext:value-type="float">
            <text:p>13.442</text:p>
          </table:table-cell>
          <table:table-cell office:value-type="string" calcext:value-type="string">
            <text:p>04 - Pardo</text:p>
          </table:table-cell>
        </table:table-row>
        <table:table-row table:style-name="ro2">
          <table:table-cell office:value-type="string" calcext:value-type="string">
            <text:p>URAE 4 - NORTE</text:p>
          </table:table-cell>
          <table:table-cell office:value-type="string" calcext:value-type="string">
            <text:p>Serrana</text:p>
          </table:table-cell>
          <table:table-cell office:value-type="date" office:date-value="2024-08-29T11:04:02.61" calcext:value-type="date">
            <text:p>08/29/24 11:04:02</text:p>
          </table:table-cell>
          <table:table-cell office:value-type="float" office:value="43909" calcext:value-type="float">
            <text:p>43.909</text:p>
          </table:table-cell>
          <table:table-cell office:value-type="string" calcext:value-type="string">
            <text:p>04 - Pardo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Sertãozinho</text:p>
          </table:table-cell>
          <table:table-cell office:value-type="date" office:date-value="2024-02-09T14:58:37.86" calcext:value-type="date">
            <text:p>02/09/24 14:58:37</text:p>
          </table:table-cell>
          <table:table-cell office:value-type="float" office:value="126887" calcext:value-type="float">
            <text:p>126.887</text:p>
          </table:table-cell>
          <table:table-cell office:value-type="string" calcext:value-type="string">
            <text:p>09 - Mogi-Guaçu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Severínia</text:p>
          </table:table-cell>
          <table:table-cell office:value-type="date" office:date-value="2023-07-20T12:57:42.84" calcext:value-type="date">
            <text:p>07/20/23 12:57:42</text:p>
          </table:table-cell>
          <table:table-cell office:value-type="float" office:value="14576" calcext:value-type="float">
            <text:p>14.576</text:p>
          </table:table-cell>
          <table:table-cell office:value-type="string" calcext:value-type="string">
            <text:p>15 - Turvo/Grande</text:p>
          </table:table-cell>
        </table:table-row>
        <table:table-row table:style-name="ro3">
          <table:table-cell office:value-type="string" calcext:value-type="string">
            <text:p>URAE 2 - CENTRO</text:p>
          </table:table-cell>
          <table:table-cell office:value-type="string" calcext:value-type="string">
            <text:p>Sorocaba</text:p>
          </table:table-cell>
          <table:table-cell office:value-type="date" office:date-value="2023-10-02T15:08:49.43" calcext:value-type="date">
            <text:p>10/02/23 15:08:49</text:p>
          </table:table-cell>
          <table:table-cell office:value-type="float" office:value="723682" calcext:value-type="float">
            <text:p>723.682</text:p>
          </table:table-cell>
          <table:table-cell office:value-type="string" calcext:value-type="string">
            <text:p>10 - Tietê/Sorocaba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Suzanápolis</text:p>
          </table:table-cell>
          <table:table-cell office:value-type="date" office:date-value="2023-07-19T13:41:57.16" calcext:value-type="date">
            <text:p>07/19/23 13:41:57</text:p>
          </table:table-cell>
          <table:table-cell office:value-type="float" office:value="3408" calcext:value-type="float">
            <text:p>3.408</text:p>
          </table:table-cell>
          <table:table-cell office:value-type="string" calcext:value-type="string">
            <text:p>18 - São José dos Dourados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Tabapuã</text:p>
          </table:table-cell>
          <table:table-cell office:value-type="date" office:date-value="2023-07-24T14:22:49.95" calcext:value-type="date">
            <text:p>07/24/23 14:22:49</text:p>
          </table:table-cell>
          <table:table-cell office:value-type="float" office:value="11323" calcext:value-type="float">
            <text:p>11.323</text:p>
          </table:table-cell>
          <table:table-cell office:value-type="string" calcext:value-type="string">
            <text:p>15 - Turvo/Grande</text:p>
          </table:table-cell>
        </table:table-row>
        <table:table-row table:style-name="ro1">
          <table:table-cell office:value-type="string" calcext:value-type="string">
            <text:p>URAE 2 - CENTRO</text:p>
          </table:table-cell>
          <table:table-cell office:value-type="string" calcext:value-type="string">
            <text:p>Tabatinga</text:p>
          </table:table-cell>
          <table:table-cell office:value-type="date" office:date-value="2023-09-20T11:26:37.09" calcext:value-type="date">
            <text:p>09/20/23 11:26:37</text:p>
          </table:table-cell>
          <table:table-cell office:value-type="float" office:value="14769" calcext:value-type="float">
            <text:p>14.769</text:p>
          </table:table-cell>
          <table:table-cell office:value-type="string" calcext:value-type="string">
            <text:p>13 - Tietê/Jacaré</text:p>
          </table:table-cell>
        </table:table-row>
        <table:table-row table:style-name="ro2">
          <table:table-cell office:value-type="string" calcext:value-type="string">
            <text:p>URAE 4 - NORTE</text:p>
          </table:table-cell>
          <table:table-cell office:value-type="string" calcext:value-type="string">
            <text:p>Tambaú</text:p>
          </table:table-cell>
          <table:table-cell office:value-type="date" office:date-value="2023-08-30T12:24:36.56" calcext:value-type="date">
            <text:p>08/30/23 12:24:36</text:p>
          </table:table-cell>
          <table:table-cell office:value-type="float" office:value="21435" calcext:value-type="float">
            <text:p>21.435</text:p>
          </table:table-cell>
          <table:table-cell office:value-type="string" calcext:value-type="string">
            <text:p>04 - Pardo</text:p>
          </table:table-cell>
        </table:table-row>
        <table:table-row table:style-name="ro1">
          <table:table-cell office:value-type="string" calcext:value-type="string">
            <text:p>URAE 4 - NORTE</text:p>
          </table:table-cell>
          <table:table-cell office:value-type="string" calcext:value-type="string">
            <text:p>Taquaral</text:p>
          </table:table-cell>
          <table:table-cell office:value-type="date" office:date-value="2023-09-15T10:21:54.35" calcext:value-type="date">
            <text:p>09/15/23 10:21:54</text:p>
          </table:table-cell>
          <table:table-cell office:value-type="float" office:value="2619" calcext:value-type="float">
            <text:p>2.619</text:p>
          </table:table-cell>
          <table:table-cell office:value-type="string" calcext:value-type="string">
            <text:p>09 - Mogi-Guaçu</text:p>
          </table:table-cell>
        </table:table-row>
        <table:table-row table:style-name="ro2">
          <table:table-cell office:value-type="string" calcext:value-type="string">
            <text:p>URAE 2 - CENTRO</text:p>
          </table:table-cell>
          <table:table-cell office:value-type="string" calcext:value-type="string">
            <text:p>Tupi Paulista</text:p>
          </table:table-cell>
          <table:table-cell office:value-type="date" office:date-value="2023-08-16T13:45:30.11" calcext:value-type="date">
            <text:p>08/16/23 13:45:30</text:p>
          </table:table-cell>
          <table:table-cell office:value-type="float" office:value="15854" calcext:value-type="float">
            <text:p>15.854</text:p>
          </table:table-cell>
          <table:table-cell office:value-type="string" calcext:value-type="string">
            <text:p>20 - Aguapeí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Uchoa</text:p>
          </table:table-cell>
          <table:table-cell office:value-type="date" office:date-value="2023-10-03T10:42:11.54" calcext:value-type="date">
            <text:p>10/03/23 10:42:11</text:p>
          </table:table-cell>
          <table:table-cell office:value-type="float" office:value="10394" calcext:value-type="float">
            <text:p>10.394</text:p>
          </table:table-cell>
          <table:table-cell office:value-type="string" calcext:value-type="string">
            <text:p>15 - Turvo/Grande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Urupês</text:p>
          </table:table-cell>
          <table:table-cell office:value-type="date" office:date-value="2023-08-10T14:44:51.16" calcext:value-type="date">
            <text:p>08/10/23 14:44:51</text:p>
          </table:table-cell>
          <table:table-cell office:value-type="float" office:value="13744" calcext:value-type="float">
            <text:p>13.744</text:p>
          </table:table-cell>
          <table:table-cell office:value-type="string" calcext:value-type="string">
            <text:p>16 - Tietê/Batalha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table:style-name="ce3" office:value-type="string" calcext:value-type="string">
            <text:p>Vargem Grande do Sul</text:p>
          </table:table-cell>
          <table:table-cell office:value-type="date" office:date-value="2023-07-19T08:18:35.13" calcext:value-type="date">
            <text:p>07/19/23 08:18:35</text:p>
          </table:table-cell>
          <table:table-cell office:value-type="float" office:value="40133" calcext:value-type="float">
            <text:p>40.133</text:p>
          </table:table-cell>
          <table:table-cell office:value-type="string" calcext:value-type="string">
            <text:p>04 - Pardo</text:p>
          </table:table-cell>
        </table:table-row>
        <table:table-row table:style-name="ro2">
          <table:table-cell office:value-type="string" calcext:value-type="string">
            <text:p>URAE 2 - CENTRO</text:p>
          </table:table-cell>
          <table:table-cell office:value-type="string" calcext:value-type="string">
            <text:p>Vera Cruz</text:p>
          </table:table-cell>
          <table:table-cell office:value-type="date" office:date-value="2023-09-23T19:02:13.39" calcext:value-type="date">
            <text:p>09/23/23 19:02:13</text:p>
          </table:table-cell>
          <table:table-cell office:value-type="float" office:value="10176" calcext:value-type="float">
            <text:p>10.176</text:p>
          </table:table-cell>
          <table:table-cell office:value-type="string" calcext:value-type="string">
            <text:p>20 - Aguapeí</text:p>
          </table:table-cell>
        </table:table-row>
        <table:table-row table:style-name="ro4">
          <table:table-cell office:value-type="string" calcext:value-type="string">
            <text:p>URAE 3 - LESTE</text:p>
          </table:table-cell>
          <table:table-cell office:value-type="string" calcext:value-type="string">
            <text:p>Vinhedo</text:p>
          </table:table-cell>
          <table:table-cell office:value-type="date" office:date-value="2023-09-15T16:12:58.11" calcext:value-type="date">
            <text:p>09/15/23 16:12:58</text:p>
          </table:table-cell>
          <table:table-cell office:value-type="float" office:value="76540" calcext:value-type="float">
            <text:p>76.540</text:p>
          </table:table-cell>
          <table:table-cell office:value-type="string" calcext:value-type="string">
            <text:p>05 - Piracicaba/Capivari/Jundiaí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Viradouro</text:p>
          </table:table-cell>
          <table:table-cell office:value-type="date" office:date-value="2023-08-11T15:04:05.88" calcext:value-type="date">
            <text:p>08/11/23 15:04:05</text:p>
          </table:table-cell>
          <table:table-cell office:value-type="float" office:value="17414" calcext:value-type="float">
            <text:p>17.414</text:p>
          </table:table-cell>
          <table:table-cell office:value-type="string" calcext:value-type="string">
            <text:p>12 - Baixo Pardo/Grande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Vista Alegre do Alto</text:p>
          </table:table-cell>
          <table:table-cell office:value-type="date" office:date-value="2023-09-27T11:38:28.72" calcext:value-type="date">
            <text:p>09/27/23 11:38:28</text:p>
          </table:table-cell>
          <table:table-cell office:value-type="float" office:value="8109" calcext:value-type="float">
            <text:p>8.109</text:p>
          </table:table-cell>
          <table:table-cell office:value-type="string" calcext:value-type="string">
            <text:p>15 - Turvo/Grande</text:p>
          </table:table-cell>
        </table:table-row>
        <table:table-row table:style-name="ro3">
          <table:table-cell office:value-type="string" calcext:value-type="string">
            <text:p>URAE 4 - NORTE</text:p>
          </table:table-cell>
          <table:table-cell office:value-type="string" calcext:value-type="string">
            <text:p>Votuporanga</text:p>
          </table:table-cell>
          <table:table-cell office:value-type="date" office:date-value="2024-08-22T15:04:06.53" calcext:value-type="date">
            <text:p>08/22/24 15:04:06</text:p>
          </table:table-cell>
          <table:table-cell office:value-type="float" office:value="96634" calcext:value-type="float">
            <text:p>96.634</text:p>
          </table:table-cell>
          <table:table-cell office:value-type="string" calcext:value-type="string">
            <text:p>15 - Turvo/Gran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6:45:17.859151993</meta:creation-date>
    <dc:date>2024-11-29T16:45:47.568312334</dc:date>
    <meta:editing-duration>PT30S</meta:editing-duration>
    <meta:editing-cycles>1</meta:editing-cycles>
    <meta:document-statistic meta:table-count="1" meta:cell-count="660" meta:object-count="0"/>
    <meta:generator>LibreOffice/7.3.7.2$Linux_X86_64 LibreOffice_project/30$Build-2</meta:generator>
  </office:meta>
</office:document-meta>
</file>